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5382in"/>
    </style:style>
    <style:style style:name="co3" style:family="table-column">
      <style:table-column-properties fo:break-before="auto" style:column-width="5.0953in"/>
    </style:style>
    <style:style style:name="co4" style:family="table-column">
      <style:table-column-properties fo:break-before="auto" style:column-width="2.9063in"/>
    </style:style>
    <style:style style:name="co5" style:family="table-column">
      <style:table-column-properties fo:break-before="auto" style:column-width="3.831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4.2083in" fo:break-before="auto" style:use-optimal-row-height="true"/>
    </style:style>
    <style:style style:name="ro3" style:family="table-row">
      <style:table-row-properties style:row-height="0.8528in" fo:break-before="auto" style:use-optimal-row-height="true"/>
    </style:style>
    <style:style style:name="ro4" style:family="table-row">
      <style:table-row-properties style:row-height="0.6854in" fo:break-before="auto" style:use-optimal-row-height="true"/>
    </style:style>
    <style:style style:name="ro5" style:family="table-row">
      <style:table-row-properties style:row-height="1.0201in" fo:break-before="auto" style:use-optimal-row-height="true"/>
    </style:style>
    <style:style style:name="ro6" style:family="table-row">
      <style:table-row-properties style:row-height="1.1874in" fo:break-before="auto" style:use-optimal-row-height="true"/>
    </style:style>
    <style:style style:name="ro7" style:family="table-row">
      <style:table-row-properties style:row-height="1.3547in" fo:break-before="auto" style:use-optimal-row-height="true"/>
    </style:style>
    <style:style style:name="ro8" style:family="table-row">
      <style:table-row-properties style:row-height="0.9453in" fo:break-before="auto" style:use-optimal-row-height="false"/>
    </style:style>
    <style:style style:name="ro9" style:family="table-row">
      <style:table-row-properties style:row-height="6.2161in" fo:break-before="auto" style:use-optimal-row-height="true"/>
    </style:style>
    <style:style style:name="ro10" style:family="table-row">
      <style:table-row-properties style:row-height="3.8736in" fo:break-before="auto" style:use-optimal-row-height="true"/>
    </style:style>
    <style:style style:name="ro11" style:family="table-row">
      <style:table-row-properties style:row-height="4.1752in" fo:break-before="auto" style:use-optimal-row-height="false"/>
    </style:style>
    <style:style style:name="ro12" style:family="table-row">
      <style:table-row-properties style:row-height="0.1839in" fo:break-before="auto" style:use-optimal-row-height="true"/>
    </style:style>
    <style:style style:name="ro1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ff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ff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Cumberland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Cumberland"/>
    </style:style>
    <style:style style:name="ce11" style:family="table-cell" style:parent-style-name="Default">
      <style:text-properties style:font-name="Cumberland"/>
    </style:style>
    <style:style style:name="ce12" style:family="table-cell" style:parent-style-name="Default">
      <style:text-properties fo:color="#000000" style:font-name="Cumberland"/>
    </style:style>
    <style:style style:name="ce13" style:family="table-cell" style:parent-style-name="Default">
      <style:table-cell-properties fo:wrap-option="wrap"/>
      <style:text-properties fo:color="#0000ff" style:font-name="Cumberlan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Cumberland"/>
    </style:style>
    <style:style style:name="ce1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ff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ext-properties fo:color="#0000ff"/>
    </style:style>
    <style:style style:name="ce23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umberland"/>
    </style:style>
    <style:style style:name="T3" style:family="text">
      <style:text-properties fo:color="#000000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# </text:p>
          </table:table-cell>
          <table:table-cell table:style-name="ce1" office:value-type="string">
            <text:p>Test Scenario </text:p>
          </table:table-cell>
          <table:table-cell table:style-name="ce1" office:value-type="string">
            <text:p>Test Procedure </text:p>
          </table:table-cell>
          <table:table-cell table:style-name="ce1" office:value-type="string">
            <text:p>Expected Results </text:p>
          </table:table-cell>
          <table:table-cell table:style-name="ce1" office:value-type="string">
            <text:p>Actual Results </text:p>
          </table:table-cell>
          <table:table-cell table:number-columns-repeated="251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string">
            <text:p>Check if the version service can be invoked using a WSRequest </text:p>
          </table:table-cell>
          <table:table-cell table:style-name="ce3" office:value-type="string">
            <text:p>-Create a mashup as follows. </text:p>
            <text:p/>
            <text:p>Function invokeGetVersion(){</text:p>
            <text:p><text:s/>var version = new WSRequest();</text:p>
            <text:p><text:s/>var options = new Array();</text:p>
            <text:p><text:s/>options.useSOAP = 1.2;</text:p>
            <text:p><text:s/>options.useWSA = 1.0;</text:p>
            <text:p><text:s/>options.action = "http://services.mashup.wso2.org/version/ServiceInterface/getVersionRequest";</text:p>
            <text:p><text:s/>var payload = null;</text:p>
            <text:p><text:s/>try {</text:p>
            <text:p><text:s/><text:span text:style-name="T1">version.open(options,"http://localhost:7762</text:span><text:span text:style-name="T1">/services/system/version", false);</text:span></text:p>
            <text:p><text:s/>version.send(payload);</text:p>
            <text:p><text:s/>result = version.responseE4X;</text:p>
            <text:p><text:s/>} catch (e) {</text:p>
            <text:p><text:s/>system.log(e.toString(),"error");</text:p>
            <text:p><text:s/>return e.toString();</text:p>
            <text:p><text:s/>}</text:p>
            <text:p><text:s/>return result;</text:p>
            <text:p>} </text:p>
            <text:p/>
            <text:p>- Tryit </text:p>
          </table:table-cell>
          <table:table-cell table:style-name="ce3" office:value-type="string">
            <text:p>The version service should be invoked successfully. </text:p>
          </table:table-cell>
          <table:table-cell table:style-name="ce3" office:value-type="string">
            <text:p>The version service invoked successfully. </text:p>
          </table:table-cell>
          <table:table-cell table:number-columns-repeated="25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Change the soap version of WSRequest </text:p>
          </table:table-cell>
          <table:table-cell table:style-name="ce3" office:value-type="string">
            <text:p>-  Change ' </text:p>
            <text:p/>
            <text:p>options.useSOAP = 1.1;' </text:p>
            <text:p/>
            <text:p>- Tryit </text:p>
          </table:table-cell>
          <table:table-cell table:style-name="ce3" office:value-type="string">
            <text:p>The soap version should be 1.1. (check with Soaptracer) </text:p>
          </table:table-cell>
          <table:table-cell table:style-name="ce3" office:value-type="string">
            <text:p>The SOAP version was 1.1</text:p>
          </table:table-cell>
          <table:table-cell table:number-columns-repeated="251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" office:value-type="string">
            <text:p>Change the soap version of the WSRequest </text:p>
          </table:table-cell>
          <table:table-cell table:style-name="ce3" office:value-type="string">
            <text:p>-  Change '</text:p>
            <text:p>options.useSOAP = false; </text:p>
            <text:p/>
            <text:p>- Tryit </text:p>
          </table:table-cell>
          <table:table-cell table:style-name="ce3"/>
          <table:table-cell table:style-name="ce3" office:value-type="string">
            <text:p> Returns an error</text:p>
          </table:table-cell>
          <table:table-cell table:number-columns-repeated="251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3" office:value-type="string">
            <text:p>Change the useWSA of the WSRequest </text:p>
          </table:table-cell>
          <table:table-cell table:style-name="ce3" office:value-type="string">
            <text:p/>
            <text:p>-  Change '</text:p>
            <text:p>options.useWSA = 1.0; </text:p>
            <text:p/>
            <text:p>- Tryit </text:p>
            <text:p/>
          </table:table-cell>
          <table:table-cell table:style-name="ce3" table:number-columns-repeated="2"/>
          <table:table-cell table:number-columns-repeated="251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3" office:value-type="string">
            <text:p>Change the useWSA of the WSRequest </text:p>
          </table:table-cell>
          <table:table-cell table:style-name="ce3" office:value-type="string">
            <text:p>-  Change '</text:p>
            <text:p>options.useWSA = submission; </text:p>
            <text:p/>
            <text:p>- Tryit </text:p>
          </table:table-cell>
          <table:table-cell table:style-name="ce3" office:value-type="string">
            <text:p>&lt;wsa:ReplyTo&gt; should appear in the tracer</text:p>
          </table:table-cell>
          <table:table-cell table:style-name="ce3"/>
          <table:table-cell table:number-columns-repeated="251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office:value-type="string">
            <text:p>Change the useWSA of the WSRequest </text:p>
          </table:table-cell>
          <table:table-cell table:style-name="ce3" office:value-type="string">
            <text:p>-  Change '</text:p>
            <text:p>options.useWSA = true; </text:p>
            <text:p/>
            <text:p>- Tryit </text:p>
          </table:table-cell>
          <table:table-cell table:style-name="Default"/>
          <table:table-cell table:style-name="ce3" office:value-type="string">
            <text:p>Behave as in </text:p>
            <text:p>options.useWSA = 1.0; </text:p>
          </table:table-cell>
          <table:table-cell table:number-columns-repeated="251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" office:value-type="string">
            <text:p>Added HttpMethod to the options Array with useSOAP specified</text:p>
            <text:p/>
            <text:p>open(options, url, async);</text:p>
            <text:p/>
          </table:table-cell>
          <table:table-cell table:style-name="ce11" office:value-type="string">
            <text:p><text:span text:style-name="T2">-  Change '</text:span></text:p>
            <text:p><text:span text:style-name="T2">options.HTTPMethod <text:s/>= “GET”; </text:span></text:p>
            <text:p><text:span text:style-name="T2"/></text:p>
            <text:p><text:span text:style-name="T2">- Tryit </text:span></text:p>
          </table:table-cell>
          <table:table-cell table:style-name="Default"/>
          <table:table-cell table:style-name="ce3" office:value-type="string">
            <text:p>Got a warning message</text:p>
            <text:p>InternalError: INVALID_SYNTAX_EXCEPTION. Cannot have the value of useSOAP true, when the HTTPMethod is 'GET' </text:p>
            <text:p/>
          </table:table-cell>
          <table:table-cell table:number-columns-repeated="251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3" office:value-type="string">
            <text:p>Added HttpMethod to the options Array with useSOAP specified</text:p>
            <text:p/>
            <text:p>open(options, url, async);</text:p>
            <text:p/>
          </table:table-cell>
          <table:table-cell table:style-name="ce11" office:value-type="string">
            <text:p><text:span text:style-name="T2">-  Change '</text:span></text:p>
            <text:p><text:span text:style-name="T2">options.HTTPMethod <text:s/>= “POST”; </text:span></text:p>
            <text:p><text:span text:style-name="T2"/></text:p>
            <text:p><text:span text:style-name="T2">- Tryit </text:span></text:p>
          </table:table-cell>
          <table:table-cell table:style-name="ce3"/>
          <table:table-cell table:style-name="ce3" office:value-type="string">
            <text:p>The version service invoked successfully. </text:p>
          </table:table-cell>
          <table:table-cell table:number-columns-repeated="251"/>
        </table:table-row>
        <table:table-row table:style-name="ro5">
          <table:table-cell table:style-name="ce4" office:value-type="float" office:value="9">
            <text:p>9</text:p>
          </table:table-cell>
          <table:table-cell table:style-name="ce5" office:value-type="string">
            <text:p>Added HttpMethod to the options Array with useSOAP specified</text:p>
            <text:p/>
            <text:p>open(options, url, async);</text:p>
            <text:p/>
            <text:p/>
          </table:table-cell>
          <table:table-cell table:style-name="ce12" office:value-type="string">
            <text:p><text:span text:style-name="T2">-  Change '</text:span></text:p>
            <text:p><text:span text:style-name="T2">options.HTTPMethod <text:s/>= “PUT”; </text:span></text:p>
            <text:p><text:span text:style-name="T2"/></text:p>
            <text:p><text:span text:style-name="T2">- Tryit </text:span></text:p>
          </table:table-cell>
          <table:table-cell table:style-name="ce17"/>
          <table:table-cell table:style-name="ce9" office:value-type="string">
            <text:p><text:span text:style-name="T2">Got a warning message</text:span></text:p>
            <text:p><text:span text:style-name="T2">InternalError: INVALID_SYNTAX_EXCEPTION. </text:span><text:span text:style-name="T2">Cannot have the value of useSOAP true, when </text:span><text:span text:style-name="T2">the HTTPMethod is 'PUT' </text:span></text:p>
            <text:p><text:span text:style-name="T2"/></text:p>
          </table:table-cell>
          <table:table-cell table:style-name="ce17" table:number-columns-repeated="251"/>
        </table:table-row>
        <table:table-row table:style-name="ro6">
          <table:table-cell table:style-name="ce5" office:value-type="float" office:value="10">
            <text:p>10</text:p>
          </table:table-cell>
          <table:table-cell table:style-name="ce5" office:value-type="string">
            <text:p>Added HttpMethod to the options Array with useSOAP specified</text:p>
            <text:p/>
            <text:p>open(options, url, async);</text:p>
            <text:p/>
            <text:p/>
            <text:p/>
          </table:table-cell>
          <table:table-cell table:style-name="ce12" office:value-type="string">
            <text:p><text:span text:style-name="T2">-  Change '</text:span></text:p>
            <text:p><text:span text:style-name="T2">options.HTTPMethod <text:s/>= “DELETE”; </text:span></text:p>
            <text:p><text:span text:style-name="T2"/></text:p>
            <text:p><text:span text:style-name="T2">- Tryit </text:span></text:p>
          </table:table-cell>
          <table:table-cell table:style-name="ce17"/>
          <table:table-cell table:style-name="ce5" office:value-type="string">
            <text:p>Got a warning message</text:p>
            <text:p>InternalError: INVALID_SYNTAX_EXCEPTION. Cannot have the value of useSOAP true, when the HTTPMethod is 'DELETE' </text:p>
            <text:p/>
          </table:table-cell>
          <table:table-cell table:style-name="ce17" table:number-columns-repeated="251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 office:value-type="string">
            <text:p>Added HttpMethod to the options Array with useSOAP = false</text:p>
            <text:p/>
            <text:p>open(options, url, async);</text:p>
            <text:p/>
          </table:table-cell>
          <table:table-cell table:style-name="ce11" office:value-type="string">
            <text:p><text:span text:style-name="T2">-  Change '</text:span></text:p>
            <text:p><text:span text:style-name="T2">options.HTTPMethod <text:s/>= “GET”; </text:span></text:p>
            <text:p><text:span text:style-name="T2"/></text:p>
            <text:p><text:span text:style-name="T2">- Tryit </text:span></text:p>
          </table:table-cell>
          <table:table-cell/>
          <table:table-cell table:style-name="ce3" office:value-type="string">
            <text:p>JavaException: org.wso2.mashup.MashupFault: com.ctc.wstx.exc.WstxParsingException: Unexpected close tag &lt;/head&gt;; expected &lt;/META&gt;. at [row,col {unknown-source}]: [73,6] </text:p>
          </table:table-cell>
          <table:table-cell table:number-columns-repeated="251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Added HttpMethod to the options Array with useSOAP = false</text:p>
            <text:p/>
            <text:p>open(options, url, async);</text:p>
            <text:p/>
          </table:table-cell>
          <table:table-cell table:style-name="ce11" office:value-type="string">
            <text:p><text:span text:style-name="T2">-  Change '</text:span></text:p>
            <text:p><text:span text:style-name="T2">options.HTTPMethod <text:s/>= “POST”; </text:span></text:p>
            <text:p><text:span text:style-name="T2"/></text:p>
            <text:p><text:span text:style-name="T2">- Tryit </text:span></text:p>
          </table:table-cell>
          <table:table-cell/>
          <table:table-cell table:style-name="ce11" office:value-type="string">
            <text:p>Error</text:p>
          </table:table-cell>
          <table:table-cell table:number-columns-repeated="251"/>
        </table:table-row>
        <table:table-row table:style-name="ro6">
          <table:table-cell table:style-name="ce4" office:value-type="float" office:value="13">
            <text:p>13</text:p>
          </table:table-cell>
          <table:table-cell table:style-name="ce5" office:value-type="string">
            <text:p>Added HttpMethod to the options Array with useSOAP = false</text:p>
            <text:p/>
            <text:p>open(options, url, async);</text:p>
            <text:p/>
            <text:p/>
            <text:p/>
          </table:table-cell>
          <table:table-cell table:style-name="ce12" office:value-type="string">
            <text:p><text:span text:style-name="T2">-  Change '</text:span></text:p>
            <text:p><text:span text:style-name="T2">options.HTTPMethod <text:s/>= “PUT”; </text:span></text:p>
            <text:p><text:span text:style-name="T2"/></text:p>
            <text:p><text:span text:style-name="T2">- Tryit </text:span></text:p>
          </table:table-cell>
          <table:table-cell table:style-name="ce18"/>
          <table:table-cell table:style-name="ce12" office:value-type="string">
            <text:p>Error</text:p>
          </table:table-cell>
          <table:table-cell table:style-name="ce17" table:number-columns-repeated="251"/>
        </table:table-row>
        <table:table-row table:style-name="ro6">
          <table:table-cell table:style-name="ce5" office:value-type="float" office:value="14">
            <text:p>14</text:p>
          </table:table-cell>
          <table:table-cell table:style-name="ce5" office:value-type="string">
            <text:p>Added HttpMethod to the options Array with useSOAP = false</text:p>
            <text:p/>
            <text:p>open(options, url, async);</text:p>
            <text:p/>
            <text:p/>
            <text:p/>
          </table:table-cell>
          <table:table-cell table:style-name="ce12" office:value-type="string">
            <text:p><text:span text:style-name="T2">-  Change '</text:span></text:p>
            <text:p><text:span text:style-name="T2">options.HTTPMethod <text:s/>= “DELETE”; </text:span></text:p>
            <text:p><text:span text:style-name="T2"/></text:p>
            <text:p><text:span text:style-name="T2">- Tryit </text:span></text:p>
          </table:table-cell>
          <table:table-cell table:style-name="ce18"/>
          <table:table-cell table:style-name="ce12" office:value-type="string">
            <text:p>Error</text:p>
          </table:table-cell>
          <table:table-cell table:style-name="ce17" table:number-columns-repeated="251"/>
        </table:table-row>
        <table:table-row table:style-name="ro7">
          <table:table-cell table:style-name="ce6" office:value-type="float" office:value="15">
            <text:p>15</text:p>
          </table:table-cell>
          <table:table-cell table:style-name="ce7" office:value-type="string">
            <text:p>Added HttpMethod to the options Array with useSOAP = false</text:p>
            <text:p/>
            <text:p>Change the URL to point out the specific function</text:p>
            <text:p/>
            <text:p>open(options, url, async);</text:p>
            <text:p/>
          </table:table-cell>
          <table:table-cell table:style-name="ce13" office:value-type="string">
            <text:p><text:span text:style-name="T2">-  Change '</text:span></text:p>
            <text:p><text:span text:style-name="T2">options.HTTPMethod <text:s/>= “GET”; </text:span></text:p>
            <text:p><text:span text:style-name="T2"/></text:p>
            <text:p><text:span text:style-name="T2">version.open(options,"http://localhost:7762</text:span><text:span text:style-name="T2">/services/system/version/getVersion", </text:span><text:span text:style-name="T2">false);</text:span></text:p>
            <text:p><text:span text:style-name="T2"/></text:p>
            <text:p><text:span text:style-name="T2">- Tryit </text:span></text:p>
          </table:table-cell>
          <table:table-cell table:style-name="ce19"/>
          <table:table-cell table:style-name="ce7" office:value-type="string">
            <text:p>The version service invoked successfully. </text:p>
          </table:table-cell>
          <table:table-cell table:style-name="ce22" table:number-columns-repeated="251"/>
        </table:table-row>
        <table:table-row table:style-name="ro7">
          <table:table-cell table:style-name="ce7" office:value-type="float" office:value="16">
            <text:p>16</text:p>
          </table:table-cell>
          <table:table-cell table:style-name="ce7" office:value-type="string">
            <text:p>Added HttpMethod to the options Array with useSOAP = false</text:p>
            <text:p/>
            <text:p>Change the URL to point out the specific function</text:p>
            <text:p/>
            <text:p>open(options, url, async);</text:p>
            <text:p/>
          </table:table-cell>
          <table:table-cell table:style-name="ce13" office:value-type="string">
            <text:p><text:span text:style-name="T2">-  Change '</text:span></text:p>
            <text:p><text:span text:style-name="T2">options.HTTPMethod <text:s/>= “POST”; </text:span></text:p>
            <text:p><text:span text:style-name="T2"/></text:p>
            <text:p><text:span text:style-name="T2">version.open(options,"http://localhost:7762</text:span><text:span text:style-name="T2">/services/system/version/getVersion", </text:span><text:span text:style-name="T2">false);</text:span></text:p>
            <text:p><text:span text:style-name="T2"/></text:p>
            <text:p><text:span text:style-name="T2">- Tryit </text:span></text:p>
          </table:table-cell>
          <table:table-cell table:style-name="ce19"/>
          <table:table-cell table:style-name="ce7" office:value-type="string">
            <text:p>The version service invoked successfully. </text:p>
          </table:table-cell>
          <table:table-cell table:style-name="ce22" table:number-columns-repeated="251"/>
        </table:table-row>
        <table:table-row table:style-name="ro7">
          <table:table-cell table:style-name="ce6" office:value-type="float" office:value="17">
            <text:p>17</text:p>
          </table:table-cell>
          <table:table-cell table:style-name="ce7" office:value-type="string">
            <text:p>Added HttpMethod to the options Array with useSOAP = false</text:p>
            <text:p/>
            <text:p>Change the URL to point out the specific function</text:p>
            <text:p/>
            <text:p>open(options, url, async);</text:p>
            <text:p/>
          </table:table-cell>
          <table:table-cell table:style-name="ce13" office:value-type="string">
            <text:p><text:span text:style-name="T2">-  Change '</text:span></text:p>
            <text:p><text:span text:style-name="T2">options.HTTPMethod <text:s/>= “PUT”; </text:span></text:p>
            <text:p><text:span text:style-name="T2"/></text:p>
            <text:p><text:span text:style-name="T2">version.open(options,"http://localhost:7762</text:span><text:span text:style-name="T2">/services/system/version/getVersion", </text:span><text:span text:style-name="T2">false);</text:span></text:p>
            <text:p><text:span text:style-name="T2"/></text:p>
            <text:p><text:span text:style-name="T2">- Tryit </text:span></text:p>
          </table:table-cell>
          <table:table-cell table:style-name="ce19"/>
          <table:table-cell table:style-name="ce7" office:value-type="string">
            <text:p>The version service invoked successfully. </text:p>
          </table:table-cell>
          <table:table-cell table:style-name="ce22" table:number-columns-repeated="251"/>
        </table:table-row>
        <table:table-row table:style-name="ro7">
          <table:table-cell table:style-name="ce7" office:value-type="float" office:value="18">
            <text:p>18</text:p>
          </table:table-cell>
          <table:table-cell table:style-name="ce7" office:value-type="string">
            <text:p>Added HttpMethod to the options Array with useSOAP = false</text:p>
            <text:p/>
            <text:p>Change the URL to point out the specific function</text:p>
            <text:p/>
            <text:p>open(options, url, async);</text:p>
            <text:p/>
          </table:table-cell>
          <table:table-cell table:style-name="ce13" office:value-type="string">
            <text:p><text:span text:style-name="T2">-  Change '</text:span></text:p>
            <text:p><text:span text:style-name="T2">options.HTTPMethod <text:s/>= “DELETE”; </text:span></text:p>
            <text:p><text:span text:style-name="T2"/></text:p>
            <text:p><text:span text:style-name="T2">version.open(options,"http://localhost:7762</text:span><text:span text:style-name="T2">/services/system/version/getVersion", </text:span><text:span text:style-name="T2">false);</text:span></text:p>
            <text:p><text:span text:style-name="T2"/></text:p>
            <text:p><text:span text:style-name="T2">- Tryit </text:span></text:p>
          </table:table-cell>
          <table:table-cell table:style-name="ce19"/>
          <table:table-cell table:style-name="ce7" office:value-type="string">
            <text:p>The version service invoked successfully. </text:p>
          </table:table-cell>
          <table:table-cell table:style-name="ce22" table:number-columns-repeated="251"/>
        </table:table-row>
        <table:table-row table:style-name="ro8">
          <table:table-cell table:style-name="ce4" office:value-type="float" office:value="19">
            <text:p>19</text:p>
          </table:table-cell>
          <table:table-cell table:style-name="ce3" office:value-type="string">
            <text:p>Used httpMethod directly without using the option array</text:p>
            <text:p/>
            <text:p>open(httpMethod, url, async);</text:p>
          </table:table-cell>
          <table:table-cell table:style-name="ce14" office:value-type="string">
            <text:p>-  Change '</text:p>
            <text:p>version.open("GET","http://localhost:7762/services/system/version/getVersion", false);</text:p>
            <text:p>-TryIt</text:p>
          </table:table-cell>
          <table:table-cell/>
          <table:table-cell table:style-name="ce3" office:value-type="string">
            <text:p>The version service invoked successfully. </text:p>
          </table:table-cell>
          <table:table-cell table:number-columns-repeated="251"/>
        </table:table-row>
        <table:table-row table:style-name="ro4">
          <table:table-cell table:style-name="ce5" office:value-type="float" office:value="20">
            <text:p>20</text:p>
          </table:table-cell>
          <table:table-cell table:style-name="ce3" office:value-type="string">
            <text:p>Used httpMethod directly without using the option array</text:p>
            <text:p/>
            <text:p>open(httpMethod, url, async);</text:p>
          </table:table-cell>
          <table:table-cell table:style-name="ce14" office:value-type="string">
            <text:p>-  Change '</text:p>
            <text:p>version.open("POST","http://localhost:7762/services/system/version/getVersion", false);</text:p>
            <text:p>-TryIt</text:p>
          </table:table-cell>
          <table:table-cell/>
          <table:table-cell table:style-name="ce3" office:value-type="string">
            <text:p>The version service invoked successfully. </text:p>
          </table:table-cell>
          <table:table-cell table:number-columns-repeated="251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9" office:value-type="string">
            <text:p>Used httpMethod directly without using the option array</text:p>
            <text:p/>
            <text:p>open(httpMethod, url, async);</text:p>
            <text:p/>
            <text:p/>
          </table:table-cell>
          <table:table-cell table:style-name="ce9" office:value-type="string">
            <text:p>-  Change '</text:p>
            <text:p>version.open("PUT","http://localhost:7762/services/system/version/getVersion", false);</text:p>
            <text:p>-TryIt</text:p>
          </table:table-cell>
          <table:table-cell table:style-name="ce18"/>
          <table:table-cell table:style-name="ce3" office:value-type="string">
            <text:p>The version service invoked successfully. </text:p>
          </table:table-cell>
          <table:table-cell table:style-name="ce17" table:number-columns-repeated="251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9" office:value-type="string">
            <text:p>Used httpMethod directly without using the option array</text:p>
            <text:p/>
            <text:p>open(httpMethod, url, async);</text:p>
            <text:p><text:s/></text:p>
          </table:table-cell>
          <table:table-cell table:style-name="ce9" office:value-type="string">
            <text:p>-  Change '</text:p>
            <text:p>version.open("DELETE","http://localhost:7762/services/system/version/getVersion", false);</text:p>
            <text:p>-TryIt</text:p>
          </table:table-cell>
          <table:table-cell table:style-name="ce18"/>
          <table:table-cell table:style-name="ce3" office:value-type="string">
            <text:p>The version service invoked successfully. </text:p>
          </table:table-cell>
          <table:table-cell table:style-name="ce17" table:number-columns-repeated="251"/>
        </table:table-row>
        <table:table-row table:style-name="ro9">
          <table:table-cell table:style-name="ce4" office:value-type="float" office:value="23">
            <text:p>23</text:p>
          </table:table-cell>
          <table:table-cell table:style-name="ce9" office:value-type="string">
            <text:p>Calling Services in a asynchronous manner</text:p>
            <text:p/>
            <text:p>- open method of WSRequest is used </text:p>
          </table:table-cell>
          <table:table-cell table:style-name="ce9" office:value-type="string">
            <text:p>// Demonstrates calling the getVersion operation of the version service in a asynchronous manner using the open method</text:p>
            <text:p>function invokeGetVersionAsync(){</text:p>
            <text:p><text:s text:c="4"/>var version = new WSRequest();</text:p>
            <text:p><text:s text:c="4"/>version.onreadystatechange = function() {</text:p>
            <text:p><text:s text:c="24"/><text:tab/><text:tab/><text:tab/>handleResponse(version);</text:p>
            <text:p><text:s text:c="16"/><text:tab/><text:tab/><text:tab/> <text:s text:c="3"/>};</text:p>
            <text:p><text:s text:c="4"/>var options = new Array();</text:p>
            <text:p><text:s text:c="4"/>options.useSOAP = 1.2;</text:p>
            <text:p><text:s text:c="4"/>options.useWSA = 1.0;</text:p>
            <text:p><text:s text:c="4"/>options.action = "http://services.mashup.wso2.org/version/ServiceInterface/getVersionRequest";</text:p>
            <text:p><text:s text:c="4"/>var payload = null;</text:p>
            <text:p><text:s text:c="4"/>try {</text:p>
            <text:p><text:s text:c="8"/><text:span text:style-name="T1">version.open(options,"http://localhost:7762</text:span><text:span text:style-name="T1">/services/system/version", true);</text:span></text:p>
            <text:p><text:s text:c="8"/>version.send(payload);</text:p>
            <text:p><text:s text:c="4"/>} catch (e) {</text:p>
            <text:p><text:s text:c="8"/>system.log(e.toString(),"error");</text:p>
            <text:p><text:s text:c="8"/>return e.toString(); <text:s text:c="7"/></text:p>
            <text:p><text:s text:c="4"/>}</text:p>
            <text:p><text:s text:c="4"/>return "Invoked getVersion in a asynchronous manner";</text:p>
            <text:p>}</text:p>
            <text:p/>
            <text:p>handleResponse.visible=false;</text:p>
            <text:p>function handleResponse(version){</text:p>
            <text:p><text:tab/>if (version.readyState == 4) {</text:p>
            <text:p><text:tab/><text:tab/>system.log(version.responseText);</text:p>
            <text:p><text:tab/>}</text:p>
            <text:p>}</text:p>
            <text:p/>
            <text:p/>
            <text:p>-TryIt</text:p>
            <text:p/>
          </table:table-cell>
          <table:table-cell/>
          <table:table-cell table:style-name="ce3" office:value-type="string">
            <text:p>The version service invoked successfully. </text:p>
          </table:table-cell>
          <table:table-cell table:number-columns-repeated="251"/>
        </table:table-row>
        <table:table-row table:style-name="ro6">
          <table:table-cell table:style-name="ce5" office:value-type="float" office:value="24">
            <text:p>24</text:p>
          </table:table-cell>
          <table:table-cell table:style-name="ce9" office:value-type="string">
            <text:p>Calling Services in a asynchronous manner</text:p>
            <text:p/>
            <text:p>- open method of WSRequest is used</text:p>
            <text:p>- without using the option array</text:p>
            <text:p/>
            <text:p/>
          </table:table-cell>
          <table:table-cell table:style-name="ce9" office:value-type="string">
            <text:p>-  Change '</text:p>
            <text:p/>
            <text:p>Version.open(“POST”,"http://localhost:7762/services/system/version", true);</text:p>
            <text:p/>
            <text:p>-TryIt</text:p>
          </table:table-cell>
          <table:table-cell/>
          <table:table-cell table:style-name="ce3" office:value-type="string">
            <text:p>The version service invoked successfully. </text:p>
          </table:table-cell>
          <table:table-cell table:number-columns-repeated="251"/>
        </table:table-row>
        <table:table-row table:style-name="ro10">
          <table:table-cell table:style-name="ce4" office:value-type="float" office:value="25">
            <text:p>25</text:p>
          </table:table-cell>
          <table:table-cell table:style-name="ce9" office:value-type="string">
            <text:p>Calling Services in a asynchronous manner</text:p>
            <text:p/>
            <text:p>- openWSDL method of WSRequest is used</text:p>
            <text:p/>
          </table:table-cell>
          <table:table-cell table:style-name="ce9" office:value-type="string">
            <text:p>// Demonstrates calling the getVersion operation of the version service in a asynchronous manner using the openWSDL method</text:p>
            <text:p>function invokeGetVersionAsync(){</text:p>
            <text:p><text:s text:c="4"/>var request = new WSRequest();</text:p>
            <text:p><text:s text:c="4"/>request.onreadystatechange = function() {</text:p>
            <text:p><text:s text:c="24"/><text:tab/><text:tab/><text:tab/>handleResponse(request);</text:p>
            <text:p><text:s text:c="16"/><text:tab/><text:tab/><text:tab/> <text:s text:c="3"/>};</text:p>
            <text:p><text:s text:c="4"/><text:span text:style-name="T1">request.openWSDL("http://localhost:7762/ser</text:span><text:span text:style-name="T1">vices/system/version?wsdl",true);</text:span></text:p>
            <text:p><text:span text:style-name="T1"><text:s text:c="4"/></text:span><text:span text:style-name="T1">request.send("getVersion",null);</text:span></text:p>
            <text:p><text:s text:c="4"/>return "Invoked getVersion in a asynchronous manner";</text:p>
            <text:p>}</text:p>
            <text:p/>
            <text:p>handleResponse.visible=false;</text:p>
            <text:p>function handleResponse(version){</text:p>
            <text:p><text:tab/>if (version.readyState == 4) {</text:p>
            <text:p><text:tab/><text:tab/>system.log(version.responseText);</text:p>
            <text:p><text:tab/>}</text:p>
            <text:p>}</text:p>
            <text:p/>
            <text:p>-TryIt</text:p>
          </table:table-cell>
          <table:table-cell/>
          <table:table-cell table:style-name="ce3" office:value-type="string">
            <text:p>The version service invoked successfully. </text:p>
          </table:table-cell>
          <table:table-cell table:number-columns-repeated="251"/>
        </table:table-row>
        <table:table-row table:style-name="ro5">
          <table:table-cell table:style-name="ce5" office:value-type="float" office:value="26">
            <text:p>26</text:p>
          </table:table-cell>
          <table:table-cell table:style-name="ce9" office:value-type="string">
            <text:p>Calling Services which are secured using WS-Security</text:p>
            <text:p/>
            <text:p>- Set username, password in the option array</text:p>
            <text:p><text:s/></text:p>
          </table:table-cell>
          <table:table-cell table:style-name="ce9" office:value-type="string">
            <text:p>-  Change '</text:p>
            <text:p/>
            <text:p>version.open(options,"http://localhost:7762/services/system/version")</text:p>
            <text:p/>
            <text:p>-TryIt</text:p>
          </table:table-cell>
          <table:table-cell/>
          <table:table-cell table:style-name="ce3"/>
          <table:table-cell table:number-columns-repeated="251"/>
        </table:table-row>
        <table:table-row table:style-name="ro5">
          <table:table-cell table:style-name="ce4" office:value-type="float" office:value="27">
            <text:p>27</text:p>
          </table:table-cell>
          <table:table-cell table:style-name="ce9" office:value-type="string">
            <text:p>Calling Services which are secured using WS-Security</text:p>
            <text:p/>
            <text:p>- open(options, url, username);</text:p>
            <text:p/>
          </table:table-cell>
          <table:table-cell table:style-name="ce9" office:value-type="string">
            <text:p>-  Change '</text:p>
            <text:p/>
            <text:p>version.open(options,"http://localhost:7762/services/system/version","keith")</text:p>
            <text:p/>
            <text:p>-TryIt</text:p>
          </table:table-cell>
          <table:table-cell/>
          <table:table-cell office:value-type="string">
            <text:p>null</text:p>
          </table:table-cell>
          <table:table-cell table:number-columns-repeated="251"/>
        </table:table-row>
        <table:table-row table:style-name="ro5">
          <table:table-cell table:style-name="ce3" office:value-type="float" office:value="28">
            <text:p>28</text:p>
          </table:table-cell>
          <table:table-cell table:style-name="ce10" office:value-type="string">
            <text:p>Calling Services which are secured using WS-Security</text:p>
            <text:p/>
            <text:p>- open(httpMethod, url, username);</text:p>
            <text:p/>
          </table:table-cell>
          <table:table-cell table:style-name="ce10" office:value-type="string">
            <text:p>-  Change '</text:p>
            <text:p/>
            <text:p>version.open(“GET”,"http://localhost:7762/services/system/version","keith")</text:p>
            <text:p/>
            <text:p>-TryIt</text:p>
          </table:table-cell>
          <table:table-cell table:style-name="ce20"/>
          <table:table-cell table:style-name="ce20" office:value-type="string">
            <text:p>null</text:p>
          </table:table-cell>
          <table:table-cell table:style-name="ce23" table:number-columns-repeated="251"/>
        </table:table-row>
        <table:table-row table:style-name="ro5">
          <table:table-cell table:style-name="ce4" office:value-type="float" office:value="29">
            <text:p>29</text:p>
          </table:table-cell>
          <table:table-cell table:style-name="ce9" office:value-type="string">
            <text:p>Calling Services which are secured using WS-Security</text:p>
            <text:p/>
            <text:p>- open(options, url, username, password);</text:p>
            <text:p/>
          </table:table-cell>
          <table:table-cell table:style-name="ce9" office:value-type="string">
            <text:p>-  Change '</text:p>
            <text:p/>
            <text:p>version.open(options,"http://localhost:7762/services/system/version","keith","keith");</text:p>
            <text:p/>
            <text:p>-TryIt</text:p>
          </table:table-cell>
          <table:table-cell/>
          <table:table-cell office:value-type="string">
            <text:p>null</text:p>
          </table:table-cell>
          <table:table-cell table:number-columns-repeated="251"/>
        </table:table-row>
        <table:table-row table:style-name="ro5">
          <table:table-cell table:style-name="ce5" office:value-type="float" office:value="30">
            <text:p>30</text:p>
          </table:table-cell>
          <table:table-cell table:style-name="ce9" office:value-type="string">
            <text:p>Calling Services which are secured using WS-Security</text:p>
            <text:p/>
            <text:p>- open(httpMethod, url, username, password);</text:p>
            <text:p/>
          </table:table-cell>
          <table:table-cell table:style-name="ce9" office:value-type="string">
            <text:p>-  Change '</text:p>
            <text:p/>
            <text:p>version.open(“GET”,"http://localhost:7762/services/system/version","keith","keith");</text:p>
            <text:p/>
            <text:p>-TryIt</text:p>
          </table:table-cell>
          <table:table-cell/>
          <table:table-cell office:value-type="string">
            <text:p>null</text:p>
          </table:table-cell>
          <table:table-cell table:number-columns-repeated="251"/>
        </table:table-row>
        <table:table-row table:style-name="ro5">
          <table:table-cell table:style-name="ce4" office:value-type="float" office:value="31">
            <text:p>31</text:p>
          </table:table-cell>
          <table:table-cell table:style-name="ce9" office:value-type="string">
            <text:p>Calling Services which are secured using WS-Security</text:p>
            <text:p/>
            <text:p>- open(options, url, async, username);</text:p>
            <text:p/>
          </table:table-cell>
          <table:table-cell table:style-name="ce9" office:value-type="string">
            <text:p>-  Change '</text:p>
            <text:p/>
            <text:p>version.open(options,"http://localhost:7762/services/system/version",false,"keith");</text:p>
            <text:p/>
            <text:p>-TryIt</text:p>
          </table:table-cell>
          <table:table-cell/>
          <table:table-cell table:style-name="ce9" office:value-type="string">
            <text:p>JavaException: org.wso2.mashup.MashupFault: Missing wsse:Security header in request </text:p>
          </table:table-cell>
          <table:table-cell table:number-columns-repeated="251"/>
        </table:table-row>
        <table:table-row table:style-name="ro5">
          <table:table-cell table:style-name="ce5" office:value-type="float" office:value="32">
            <text:p>32</text:p>
          </table:table-cell>
          <table:table-cell table:style-name="ce9" office:value-type="string">
            <text:p>Calling Services which are secured using WS-Security</text:p>
            <text:p/>
            <text:p>- open(httpMethod, url, async, username);</text:p>
            <text:p/>
          </table:table-cell>
          <table:table-cell table:style-name="ce9" office:value-type="string">
            <text:p>-  Change '</text:p>
            <text:p/>
            <text:p>version.open(“GET”,"http://localhost:7762/services/system/version",false,"keith");</text:p>
            <text:p/>
            <text:p>-TryIt</text:p>
          </table:table-cell>
          <table:table-cell/>
          <table:table-cell table:style-name="ce9" office:value-type="string">
            <text:p>JavaException: org.wso2.mashup.MashupFault: com.ctc.wstx.exc.WstxParsingException: Unexpected close tag &lt;/head&gt;; expected &lt;/META&gt;. at [row,col {unknown-source}]: [73,6] </text:p>
          </table:table-cell>
          <table:table-cell/>
          <table:table-cell table:style-name="ce21">
            <draw:frame table:end-cell-address="Sheet2.G33" table:end-x="0.0079in" table:end-y="0.3413in" draw:z-index="0" draw:name="http://localhost:7762/images/spacer.gif" draw:style-name="gr1" draw:text-style-name="P1" svg:width="0.0079in" svg:height="0.0079in" svg:x="0in" svg:y="0.3335in">
              <draw:image xlink:href="http://localhost:7762/images/spacer.gif" xlink:type="simple" xlink:show="embed" xlink:actuate="onLoad">
                <text:p/>
              </draw:image>
            </draw:frame>
          </table:table-cell>
          <table:table-cell table:number-columns-repeated="249"/>
        </table:table-row>
        <table:table-row table:style-name="ro11">
          <table:table-cell table:style-name="ce4" office:value-type="float" office:value="33">
            <text:p>33</text:p>
          </table:table-cell>
          <table:table-cell table:style-name="ce9" office:value-type="string">
            <text:p>Calling Services which are secured using WS-Security</text:p>
            <text:p/>
            <text:p>- openWSDL ( wsdlURL, ﻿async, [Object options,[QName serviceName, [String endpointName]]]) </text:p>
            <text:p/>
          </table:table-cell>
          <table:table-cell table:style-name="ce15" office:value-type="string">
            <text:p>// Demonstrates calling the getVersion operation of the version service. This client will work for most WS-Security scenarios (Works for all the scenarios the Mashup Server ships)</text:p>
            <text:p/>
            <text:p>function invokeGetVersion(){</text:p>
            <text:p><text:s text:c="4"/>var request = new WSRequest();</text:p>
            <text:p><text:s text:c="4"/>var options = new Array();</text:p>
            <text:p/>
            <text:p><text:s text:c="4"/>options["username"] = "keith"; </text:p>
            <text:p><text:s text:c="4"/>options["password"] = "keith"; </text:p>
            <text:p><text:s text:c="4"/>options["encryptionUser"] = "versionCert"; </text:p>
            <text:p><text:s text:c="44"/><text:s text:c="3"/></text:p>
            <text:p><text:s text:c="4"/>var service = new QName("http://services.mashup.wso2.org/version","version");</text:p>
            <text:p><text:s text:c="4"/><text:span text:style-name="T1">request.openWSDL("http://localhost:7762/ser</text:span><text:span text:style-name="T1">vices/system/version?wsdl",true, </text:span><text:span text:style-name="T1">options,service,"SecureSOAP11Endpoint");</text:span></text:p>
            <text:p><text:s text:c="4"/>request.send("getVersion",null);</text:p>
            <text:p><text:s text:c="4"/>return request.responseXML;</text:p>
            <text:p>}</text:p>
            <text:p/>
            <text:p><text:span text:style-name="T3">-TryIt</text:span></text:p>
            <text:p><text:span text:style-name="T3"/></text:p>
          </table:table-cell>
          <table:table-cell/>
          <table:table-cell table:style-name="ce21">
            <draw:frame table:end-cell-address="Sheet2.E34" table:end-x="0.0079in" table:end-y="0.3413in" draw:z-index="1" draw:name="http://localhost:7762/images/spacer.gif" draw:style-name="gr1" draw:text-style-name="P1" svg:width="0.0079in" svg:height="0.0079in" svg:x="0in" svg:y="0.3335in">
              <draw:image xlink:href="http://localhost:7762/images/spacer.gif" xlink:type="simple" xlink:show="embed" xlink:actuate="onLoad">
                <text:p/>
              </draw:image>
            </draw:frame>
          </table:table-cell>
          <table:table-cell table:style-name="ce21"/>
          <table:table-cell table:number-columns-repeated="250"/>
        </table:table-row>
        <table:table-row table:style-name="ro12">
          <table:table-cell table:style-name="ce5" office:value-type="float" office:value="34">
            <text:p>34</text:p>
          </table:table-cell>
          <table:table-cell table:style-name="ce9"/>
          <table:table-cell table:style-name="ce16"/>
          <table:table-cell table:number-columns-repeated="253"/>
        </table:table-row>
        <table:table-row table:style-name="ro1">
          <table:table-cell table:style-name="ce4" office:value-type="float" office:value="35">
            <text:p>35</text:p>
          </table:table-cell>
          <table:table-cell/>
          <table:table-cell table:style-name="ce16"/>
          <table:table-cell table:number-columns-repeated="253"/>
        </table:table-row>
        <table:table-row table:style-name="ro12">
          <table:table-cell table:style-name="ce5" office:value-type="float" office:value="36">
            <text:p>36</text:p>
          </table:table-cell>
          <table:table-cell/>
          <table:table-cell table:style-name="ce16"/>
          <table:table-cell table:number-columns-repeated="253"/>
        </table:table-row>
        <table:table-row table:style-name="ro1">
          <table:table-cell table:style-name="ce4" office:value-type="float" office:value="37">
            <text:p>37</text:p>
          </table:table-cell>
          <table:table-cell/>
          <table:table-cell table:style-name="ce16"/>
          <table:table-cell table:number-columns-repeated="253"/>
        </table:table-row>
        <table:table-row table:style-name="ro12">
          <table:table-cell table:style-name="ce5" office:value-type="float" office:value="38">
            <text:p>38</text:p>
          </table:table-cell>
          <table:table-cell/>
          <table:table-cell table:style-name="ce16"/>
          <table:table-cell table:number-columns-repeated="253"/>
        </table:table-row>
        <table:table-row table:style-name="ro1">
          <table:table-cell table:style-name="ce4" office:value-type="float" office:value="39">
            <text:p>39</text:p>
          </table:table-cell>
          <table:table-cell/>
          <table:table-cell table:style-name="ce16"/>
          <table:table-cell table:number-columns-repeated="253"/>
        </table:table-row>
        <table:table-row table:style-name="ro12">
          <table:table-cell table:style-name="ce5" office:value-type="float" office:value="40">
            <text:p>40</text:p>
          </table:table-cell>
          <table:table-cell/>
          <table:table-cell table:style-name="ce16"/>
          <table:table-cell table:number-columns-repeated="253"/>
        </table:table-row>
        <table:table-row table:style-name="ro1">
          <table:table-cell table:style-name="ce4" office:value-type="float" office:value="41">
            <text:p>41</text:p>
          </table:table-cell>
          <table:table-cell/>
          <table:table-cell table:style-name="ce16"/>
          <table:table-cell table:number-columns-repeated="253"/>
        </table:table-row>
        <table:table-row table:style-name="ro13" table:number-rows-repeated="6">
          <table:table-cell table:number-columns-repeated="2"/>
          <table:table-cell table:style-name="ce16"/>
          <table:table-cell table:number-columns-repeated="253"/>
        </table:table-row>
        <table:table-row table:style-name="ro13" table:number-rows-repeated="65487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Sheet3" table:style-name="ta1" table:print="false">
        <table:table-column table:style-name="co1" table:default-cell-style-name="Default"/>
        <table:table-row table:style-name="ro1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8">07/28/2008</text:date>, <text:time>17:2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7-26T10:25:02</meta:creation-date>
    <dc:date>2008-07-28T17:28:05</dc:date>
    <meta:editing-cycles>55</meta:editing-cycles>
    <meta:editing-duration>PT11H2M8S</meta:editing-duration>
    <meta:user-defined meta:name="Info 1"/>
    <meta:user-defined meta:name="Info 2"/>
    <meta:user-defined meta:name="Info 3"/>
    <meta:user-defined meta:name="Info 4"/>
    <meta:document-statistic meta:table-count="2" meta:cell-count="144" meta:object-count="2"/>
  </office:meta>
</office:document-meta>
</file>